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4cm"/>
    </style:style>
    <style:style style:name="co2" style:family="table-column">
      <style:table-column-properties fo:break-before="auto" style:column-width="4.51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Начальные условия по x</text:p>
          </table:table-cell>
          <table:table-cell office:value-type="string">
            <text:p>Начальные условия по Y</text:p>
          </table:table-cell>
          <table:table-cell office:value-type="string">
            <text:p>Начальные условия по z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formula="of:=[.A2]+[.B2]" office:value-type="float" office:value="17">
            <text:p>17</text:p>
          </table:table-cell>
          <table:table-cell table:number-columns-repeated="2"/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8">28.09.2021</text:date>, <text:time>13:26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8T12:06:52.65</meta:creation-date>
    <dc:date>2021-09-28T13:26:00.69</dc:date>
    <meta:editing-duration>PT12M36S</meta:editing-duration>
    <meta:editing-cycles>1</meta:editing-cycles>
    <meta:document-statistic meta:table-count="3" meta:cell-count="7" meta:object-count="0"/>
    <meta:generator>OpenOffice/4.1.7$Win32 OpenOffice.org_project/417m1$Build-9800</meta:generator>
  </office:meta>
</office:document-meta>
</file>